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173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jor clustering configuration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Goal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We hav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s</text:p>
                <text:list>
                  <text:list-item>
                    <text:p>Show how to do configuration in EAP 6 (EAP 6 ~ AS 7.1.x)</text:p>
                  </text:list-item>
                  <text:list-item>
                    <text:p>Show how to set up and manage a JBoss cluster using domain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6" draw:text-style-name="P8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4">num_attrs</text:span> (10) attributes with <text:span text:style-name="T4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5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199cm" svg:height="13.859cm" svg:x="-0.635cm" svg:y="1.9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 presentation:placeholder="true">
          <draw:text-box/>
        </draw:frame>
        <draw:frame presentation:style-name="pr4" draw:layer="layout" svg:width="25.199cm" svg:height="13.435cm" svg:x="1.471cm" svg:y="4.1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 presentation:placeholder="true">
          <draw:text-box/>
        </draw:frame>
        <draw:frame presentation:style-name="pr4" draw:layer="layout" svg:width="25.199cm" svg:height="13.435cm" svg:x="1.471cm" svg:y="4.1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 presentation:placeholder="true">
          <draw:text-box/>
        </draw:frame>
        <draw:frame presentation:style-name="pr4" draw:layer="layout" svg:width="25.199cm" svg:height="13.435cm" svg:x="1.471cm" svg:y="4.1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Links</text:p>
          </draw:text-box>
        </draw:frame>
        <draw:frame presentation:style-name="pr4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6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04T14:32:51</dc:date>
    <dc:language>en-US</dc:language>
    <meta:editing-cycles>145</meta:editing-cycles>
    <meta:editing-duration>P2DT1H34M40S</meta:editing-duration>
    <dc:creator>Bela Ban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 text:style-name="P5"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 text:style-name="P5"><text:span text:style-name="T2">JBoss instance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